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text-align="justify" style:justify-single-word="false"/>
      <style:text-properties fo:language="fr" fo:country="FR" officeooo:rsid="000e1bde" officeooo:paragraph-rsid="00a0dac1"/>
    </style:style>
    <style:style style:name="P17" style:family="paragraph" style:parent-style-name="Standard">
      <style:paragraph-properties fo:break-before="page"/>
      <style:text-properties fo:language="fr" fo:country="FR" officeooo:rsid="0010b5f3" officeooo:paragraph-rsid="0010b5f3"/>
    </style:style>
    <style:style style:name="P18" style:family="paragraph" style:parent-style-name="Standard">
      <style:text-properties fo:language="fr" fo:country="FR" officeooo:rsid="0010b5f3" officeooo:paragraph-rsid="0010b5f3"/>
    </style:style>
    <style:style style:name="P19" style:family="paragraph" style:parent-style-name="Standard">
      <style:text-properties fo:language="fr" fo:country="FR" officeooo:rsid="0010b5f3" officeooo:paragraph-rsid="0013d14b"/>
    </style:style>
    <style:style style:name="P20" style:family="paragraph" style:parent-style-name="Standard">
      <style:paragraph-properties fo:break-before="page"/>
      <style:text-properties fo:language="fr" fo:country="FR" officeooo:rsid="00138922" officeooo:paragraph-rsid="00138922"/>
    </style:style>
    <style:style style:name="P21" style:family="paragraph" style:parent-style-name="Standard">
      <style:text-properties fo:language="fr" fo:country="FR" officeooo:rsid="00138922" officeooo:paragraph-rsid="00138922"/>
    </style:style>
    <style:style style:name="P22" style:family="paragraph" style:parent-style-name="Standard">
      <style:text-properties fo:language="fr" fo:country="FR" officeooo:rsid="00138922" officeooo:paragraph-rsid="0013d14b"/>
    </style:style>
    <style:style style:name="P23" style:family="paragraph" style:parent-style-name="Text_20_body">
      <style:paragraph-properties fo:break-before="page"/>
      <style:text-properties fo:language="fr" fo:country="FR" officeooo:rsid="00162034" officeooo:paragraph-rsid="00162034"/>
    </style:style>
    <style:style style:name="P24" style:family="paragraph" style:parent-style-name="Text_20_body">
      <style:text-properties fo:language="fr" fo:country="FR" officeooo:rsid="00162034" officeooo:paragraph-rsid="00162034"/>
    </style:style>
    <style:style style:name="P25" style:family="paragraph" style:parent-style-name="Text_20_body">
      <style:paragraph-properties fo:break-before="page"/>
      <style:text-properties fo:language="fr" fo:country="FR" officeooo:rsid="00162034" officeooo:paragraph-rsid="0033c185"/>
    </style:style>
    <style:style style:name="P26" style:family="paragraph" style:parent-style-name="Text_20_body">
      <style:paragraph-properties fo:break-before="page"/>
      <style:text-properties fo:language="fr" fo:country="FR" officeooo:rsid="00162034" officeooo:paragraph-rsid="00a68ae9"/>
    </style:style>
    <style:style style:name="P27" style:family="paragraph" style:parent-style-name="Text_20_body">
      <style:text-properties fo:language="fr" fo:country="FR" officeooo:rsid="00162034" officeooo:paragraph-rsid="00a68ae9"/>
    </style:style>
    <style:style style:name="P28" style:family="paragraph" style:parent-style-name="Text_20_body">
      <style:paragraph-properties fo:break-before="page"/>
      <style:text-properties fo:language="fr" fo:country="FR" officeooo:rsid="00172760" officeooo:paragraph-rsid="0018fca6"/>
    </style:style>
    <style:style style:name="P29" style:family="paragraph" style:parent-style-name="Text_20_body">
      <style:paragraph-properties fo:text-align="justify" style:justify-single-word="false"/>
      <style:text-properties fo:language="fr" fo:country="FR" officeooo:rsid="00172760" officeooo:paragraph-rsid="00172760"/>
    </style:style>
    <style:style style:name="P30" style:family="paragraph" style:parent-style-name="Standard">
      <style:text-properties fo:language="fr" fo:country="FR" officeooo:rsid="0022fc9c" officeooo:paragraph-rsid="0022fc9c"/>
    </style:style>
    <style:style style:name="P31" style:family="paragraph" style:parent-style-name="Horizontal_20_Line">
      <style:text-properties fo:language="fr" fo:country="FR" officeooo:paragraph-rsid="0085862e"/>
    </style:style>
    <style:style style:name="P32" style:family="paragraph" style:parent-style-name="Horizontal_20_Line">
      <style:text-properties fo:language="fr" fo:country="FR" officeooo:paragraph-rsid="008a0a83"/>
    </style:style>
    <style:style style:name="P33" style:family="paragraph" style:parent-style-name="Horizontal_20_Line">
      <style:text-properties fo:language="fr" fo:country="FR" officeooo:paragraph-rsid="0090dc3d"/>
    </style:style>
    <style:style style:name="P34" style:family="paragraph" style:parent-style-name="Text_20_body">
      <style:text-properties fo:language="fr" fo:country="FR" officeooo:rsid="0013d14b" officeooo:paragraph-rsid="008a0a83"/>
    </style:style>
    <style:style style:name="P35" style:family="paragraph" style:parent-style-name="Text_20_body">
      <style:paragraph-properties fo:break-before="page"/>
      <style:text-properties fo:language="fr" fo:country="FR" officeooo:rsid="0013d14b" officeooo:paragraph-rsid="008a0a83"/>
    </style:style>
    <style:style style:name="P36" style:family="paragraph" style:parent-style-name="Horizontal_20_Line">
      <style:text-properties fo:language="fr" fo:country="FR" officeooo:paragraph-rsid="00950115"/>
    </style:style>
    <style:style style:name="P37" style:family="paragraph" style:parent-style-name="Text_20_body">
      <style:paragraph-properties fo:break-before="page"/>
      <style:text-properties fo:language="fr" fo:country="FR" officeooo:rsid="0091fc23" officeooo:paragraph-rsid="0091fc23"/>
    </style:style>
    <style:style style:name="P38" style:family="paragraph" style:parent-style-name="Text_20_body">
      <style:paragraph-properties fo:break-before="page"/>
      <style:text-properties fo:language="fr" fo:country="FR" officeooo:rsid="0091fc23" officeooo:paragraph-rsid="009969a9"/>
    </style:style>
    <style:style style:name="P39" style:family="paragraph" style:parent-style-name="Text_20_body">
      <style:paragraph-properties fo:break-before="page"/>
      <style:text-properties fo:language="fr" fo:country="FR" officeooo:rsid="0091fc23" officeooo:paragraph-rsid="00a0dac1"/>
    </style:style>
    <style:style style:name="P40" style:family="paragraph" style:parent-style-name="Text_20_body">
      <style:text-properties fo:language="fr" fo:country="FR" officeooo:rsid="00950115" officeooo:paragraph-rsid="00950115"/>
    </style:style>
    <style:style style:name="P41" style:family="paragraph" style:parent-style-name="Text_20_body">
      <style:text-properties fo:language="fr" fo:country="FR" officeooo:rsid="00950115" officeooo:paragraph-rsid="009d1239"/>
    </style:style>
    <style:style style:name="P42" style:family="paragraph" style:parent-style-name="Text_20_body">
      <style:text-properties fo:language="fr" fo:country="FR" officeooo:rsid="00950115" officeooo:paragraph-rsid="009969a9"/>
    </style:style>
    <style:style style:name="P43" style:family="paragraph" style:parent-style-name="Text_20_body">
      <style:text-properties fo:language="fr" fo:country="FR" officeooo:rsid="00950115" officeooo:paragraph-rsid="00a0dac1"/>
    </style:style>
    <style:style style:name="P44" style:family="paragraph" style:parent-style-name="Horizontal_20_Line">
      <style:text-properties fo:language="fr" fo:country="FR" officeooo:paragraph-rsid="009969a9"/>
    </style:style>
    <style:style style:name="P45" style:family="paragraph" style:parent-style-name="Text_20_body">
      <style:text-properties fo:language="fr" fo:country="FR" officeooo:rsid="009969a9" officeooo:paragraph-rsid="009c29b2"/>
    </style:style>
    <style:style style:name="P46" style:family="paragraph" style:parent-style-name="Text_20_body">
      <style:text-properties fo:language="fr" fo:country="FR" officeooo:rsid="009969a9" officeooo:paragraph-rsid="00a0dac1"/>
    </style:style>
    <style:style style:name="P47" style:family="paragraph" style:parent-style-name="Horizontal_20_Line">
      <style:text-properties fo:language="fr" fo:country="FR" officeooo:paragraph-rsid="00a0dac1"/>
    </style:style>
    <style:style style:name="P48" style:family="paragraph" style:parent-style-name="Horizontal_20_Line">
      <style:text-properties fo:language="fr" fo:country="FR" officeooo:paragraph-rsid="00a68ae9"/>
    </style:style>
    <style:style style:name="P49" style:family="paragraph" style:parent-style-name="Horizontal_20_Line">
      <style:text-properties fo:language="fr" fo:country="FR" officeooo:paragraph-rsid="00a881c1"/>
    </style:style>
    <style:style style:name="P50" style:family="paragraph" style:parent-style-name="Text_20_body">
      <style:paragraph-properties fo:break-before="page"/>
      <style:text-properties fo:language="fr" fo:country="FR" officeooo:rsid="00a881c1" officeooo:paragraph-rsid="00a881c1"/>
    </style:style>
    <style:style style:name="P51" style:family="paragraph" style:parent-style-name="Text_20_body">
      <style:text-properties fo:language="fr" fo:country="FR" officeooo:rsid="00a881c1" officeooo:paragraph-rsid="00a881c1"/>
    </style:style>
    <style:style style:name="P52" style:family="paragraph" style:parent-style-name="Standard">
      <style:text-properties officeooo:rsid="0022fc9c" officeooo:paragraph-rsid="0022fc9c"/>
    </style:style>
    <style:style style:name="P53" style:family="paragraph" style:parent-style-name="Text_20_body">
      <style:paragraph-properties fo:break-before="page"/>
      <style:text-properties officeooo:rsid="001b51e2" officeooo:paragraph-rsid="001b51e2"/>
    </style:style>
    <style:style style:name="P54" style:family="paragraph" style:parent-style-name="Contents_20_1">
      <style:paragraph-properties>
        <style:tab-stops>
          <style:tab-stop style:position="6.6925in" style:type="right" style:leader-style="dotted" style:leader-text="."/>
        </style:tab-stops>
      </style:paragraph-properties>
    </style:style>
    <style:style style:name="P55" style:family="paragraph" style:parent-style-name="Heading_20_1">
      <style:text-properties officeooo:paragraph-rsid="0085862e"/>
    </style:style>
    <style:style style:name="P56" style:family="paragraph" style:parent-style-name="Heading_20_1">
      <style:text-properties officeooo:paragraph-rsid="008a0a83"/>
    </style:style>
    <style:style style:name="P57" style:family="paragraph" style:parent-style-name="Heading_20_1">
      <style:text-properties officeooo:rsid="0090dc3d" officeooo:paragraph-rsid="0090dc3d"/>
    </style:style>
    <style:style style:name="P58" style:family="paragraph" style:parent-style-name="Heading_20_1">
      <style:text-properties officeooo:rsid="0090dc3d" officeooo:paragraph-rsid="00950115"/>
    </style:style>
    <style:style style:name="P59" style:family="paragraph" style:parent-style-name="Heading_20_1">
      <style:text-properties officeooo:rsid="0090dc3d" officeooo:paragraph-rsid="009969a9"/>
    </style:style>
    <style:style style:name="P60" style:family="paragraph" style:parent-style-name="Heading_20_1">
      <style:text-properties officeooo:rsid="0090dc3d" officeooo:paragraph-rsid="00a0dac1"/>
    </style:style>
    <style:style style:name="P61" style:family="paragraph" style:parent-style-name="Heading_20_1">
      <style:text-properties officeooo:paragraph-rsid="00a68ae9"/>
    </style:style>
    <style:style style:name="P62" style:family="paragraph" style:parent-style-name="Heading_20_1">
      <style:text-properties officeooo:paragraph-rsid="00a881c1"/>
    </style:style>
    <style:style style:name="P63" style:family="paragraph" style:parent-style-name="Standard" style:list-style-name="L1">
      <style:text-properties fo:language="fr" fo:country="FR" officeooo:rsid="0022fc9c" officeooo:paragraph-rsid="0022fc9c"/>
    </style:style>
    <style:style style:name="P64" style:family="paragraph" style:parent-style-name="Text_20_body" style:list-style-name="L2">
      <style:text-properties fo:language="fr" fo:country="FR" officeooo:rsid="0084edf7" officeooo:paragraph-rsid="0084edf7"/>
    </style:style>
    <style:style style:name="P65" style:family="paragraph" style:parent-style-name="Text_20_body" style:list-style-name="L8">
      <style:text-properties fo:language="fr" fo:country="FR" officeooo:rsid="0084edf7" officeooo:paragraph-rsid="0087254b"/>
    </style:style>
    <style:style style:name="P66" style:family="paragraph" style:parent-style-name="Text_20_body" style:list-style-name="L9">
      <style:text-properties fo:language="fr" fo:country="FR" officeooo:rsid="0084edf7" officeooo:paragraph-rsid="0085862e"/>
    </style:style>
    <style:style style:name="P67" style:family="paragraph" style:parent-style-name="Text_20_body" style:list-style-name="L2">
      <style:text-properties fo:language="fr" fo:country="FR" officeooo:rsid="0013d14b" officeooo:paragraph-rsid="0013d14b"/>
    </style:style>
    <style:style style:name="P68" style:family="paragraph" style:parent-style-name="Text_20_body" style:list-style-name="L8">
      <style:text-properties fo:language="fr" fo:country="FR" officeooo:rsid="0013d14b" officeooo:paragraph-rsid="0087254b"/>
    </style:style>
    <style:style style:name="P69" style:family="paragraph" style:parent-style-name="Text_20_body" style:list-style-name="L9">
      <style:text-properties fo:language="fr" fo:country="FR" officeooo:rsid="0013d14b" officeooo:paragraph-rsid="0085862e"/>
    </style:style>
    <style:style style:name="P70" style:family="paragraph" style:parent-style-name="Text_20_body" style:list-style-name="L10">
      <style:text-properties fo:language="fr" fo:country="FR" officeooo:rsid="0013d14b" officeooo:paragraph-rsid="008a0a83"/>
    </style:style>
    <style:style style:name="P71" style:family="paragraph" style:parent-style-name="Text_20_body" style:list-style-name="L11">
      <style:text-properties fo:language="fr" fo:country="FR" officeooo:rsid="0013d14b" officeooo:paragraph-rsid="008a0a83"/>
    </style:style>
    <style:style style:name="P72" style:family="paragraph" style:parent-style-name="Text_20_body" style:list-style-name="L2">
      <style:text-properties fo:language="fr" fo:country="FR" officeooo:rsid="00602d7c" officeooo:paragraph-rsid="00602d7c"/>
    </style:style>
    <style:style style:name="P73" style:family="paragraph" style:parent-style-name="Text_20_body" style:list-style-name="L3">
      <style:text-properties fo:language="fr" fo:country="FR" officeooo:rsid="002a93f3" officeooo:paragraph-rsid="00321e7b"/>
    </style:style>
    <style:style style:name="P74" style:family="paragraph" style:parent-style-name="Text_20_body" style:list-style-name="L3">
      <style:text-properties fo:language="fr" fo:country="FR" officeooo:rsid="002a93f3" officeooo:paragraph-rsid="008379a0"/>
    </style:style>
    <style:style style:name="P75" style:family="paragraph" style:parent-style-name="Text_20_body" style:list-style-name="L5">
      <style:text-properties fo:language="fr" fo:country="FR" officeooo:rsid="002a93f3" officeooo:paragraph-rsid="0035f525"/>
    </style:style>
    <style:style style:name="P76" style:family="paragraph" style:parent-style-name="Text_20_body" style:list-style-name="L5">
      <style:text-properties fo:language="fr" fo:country="FR" officeooo:rsid="002a93f3" officeooo:paragraph-rsid="007fdef0"/>
    </style:style>
    <style:style style:name="P77" style:family="paragraph" style:parent-style-name="Text_20_body" style:list-style-name="L6">
      <style:text-properties fo:language="fr" fo:country="FR" officeooo:rsid="002a93f3" officeooo:paragraph-rsid="002a93f3"/>
    </style:style>
    <style:style style:name="P78" style:family="paragraph" style:parent-style-name="Text_20_body" style:list-style-name="L17">
      <style:text-properties fo:language="fr" fo:country="FR" officeooo:rsid="002a93f3" officeooo:paragraph-rsid="00a68ae9"/>
    </style:style>
    <style:style style:name="P79" style:family="paragraph" style:parent-style-name="Text_20_body" style:list-style-name="L3">
      <style:text-properties fo:language="fr" fo:country="FR" officeooo:paragraph-rsid="00321e7b"/>
    </style:style>
    <style:style style:name="P80" style:family="paragraph" style:parent-style-name="Text_20_body" style:list-style-name="L3">
      <style:text-properties fo:language="fr" fo:country="FR" officeooo:rsid="00321e7b" officeooo:paragraph-rsid="00321e7b"/>
    </style:style>
    <style:style style:name="P81" style:family="paragraph" style:parent-style-name="Text_20_body" style:list-style-name="L5">
      <style:text-properties fo:language="fr" fo:country="FR" officeooo:rsid="00321e7b" officeooo:paragraph-rsid="0035f525"/>
    </style:style>
    <style:style style:name="P82" style:family="paragraph" style:parent-style-name="Text_20_body" style:list-style-name="L5">
      <style:text-properties fo:language="fr" fo:country="FR" officeooo:rsid="00321e7b" officeooo:paragraph-rsid="0060a001"/>
    </style:style>
    <style:style style:name="P83" style:family="paragraph" style:parent-style-name="Text_20_body" style:list-style-name="L3">
      <style:text-properties fo:language="fr" fo:country="FR" officeooo:rsid="0060a001" officeooo:paragraph-rsid="0060a001"/>
    </style:style>
    <style:style style:name="P84" style:family="paragraph" style:parent-style-name="Text_20_body" style:list-style-name="L4">
      <style:text-properties fo:language="fr" fo:country="FR" officeooo:paragraph-rsid="0015b8c0"/>
    </style:style>
    <style:style style:name="P85" style:family="paragraph" style:parent-style-name="Text_20_body" style:list-style-name="L4">
      <style:text-properties fo:language="fr" fo:country="FR" officeooo:paragraph-rsid="00654e19"/>
    </style:style>
    <style:style style:name="P86" style:family="paragraph" style:parent-style-name="Text_20_body" style:list-style-name="L5">
      <style:text-properties fo:language="fr" fo:country="FR" officeooo:rsid="0035f525" officeooo:paragraph-rsid="0035f525"/>
    </style:style>
    <style:style style:name="P87" style:family="paragraph" style:parent-style-name="Text_20_body" style:list-style-name="L5">
      <style:text-properties fo:language="fr" fo:country="FR" officeooo:rsid="007e6fb0" officeooo:paragraph-rsid="007e6fb0"/>
    </style:style>
    <style:style style:name="P88" style:family="paragraph" style:parent-style-name="Text_20_body" style:list-style-name="L5">
      <style:text-properties fo:language="fr" fo:country="FR" officeooo:paragraph-rsid="0035f525"/>
    </style:style>
    <style:style style:name="P89" style:family="paragraph" style:parent-style-name="Text_20_body" style:list-style-name="L6">
      <style:text-properties fo:language="fr" fo:country="FR" officeooo:rsid="009313d4" officeooo:paragraph-rsid="009313d4"/>
    </style:style>
    <style:style style:name="P90" style:family="paragraph" style:parent-style-name="Text_20_body" style:list-style-name="L6">
      <style:text-properties fo:language="fr" fo:country="FR" officeooo:rsid="009313d4" officeooo:paragraph-rsid="00938c6b"/>
    </style:style>
    <style:style style:name="P91" style:family="paragraph" style:parent-style-name="Text_20_body" style:list-style-name="L6">
      <style:text-properties fo:language="fr" fo:country="FR" officeooo:rsid="0081ca9a" officeooo:paragraph-rsid="0081ca9a"/>
    </style:style>
    <style:style style:name="P92" style:family="paragraph" style:parent-style-name="Text_20_body" style:list-style-name="L12">
      <style:text-properties fo:language="fr" fo:country="FR" officeooo:rsid="0091fc23" officeooo:paragraph-rsid="0091fc23"/>
    </style:style>
    <style:style style:name="P93" style:family="paragraph" style:parent-style-name="Text_20_body" style:list-style-name="L13">
      <style:text-properties fo:language="fr" fo:country="FR" officeooo:rsid="0091fc23" officeooo:paragraph-rsid="00950115"/>
    </style:style>
    <style:style style:name="P94" style:family="paragraph" style:parent-style-name="Text_20_body" style:list-style-name="L15">
      <style:text-properties fo:language="fr" fo:country="FR" officeooo:rsid="0091fc23" officeooo:paragraph-rsid="009969a9"/>
    </style:style>
    <style:style style:name="P95" style:family="paragraph" style:parent-style-name="Text_20_body" style:list-style-name="L15">
      <style:text-properties fo:language="fr" fo:country="FR" officeooo:rsid="0091fc23" officeooo:paragraph-rsid="009a35b4"/>
    </style:style>
    <style:style style:name="P96" style:family="paragraph" style:parent-style-name="Text_20_body" style:list-style-name="L16">
      <style:text-properties fo:language="fr" fo:country="FR" officeooo:rsid="0091fc23" officeooo:paragraph-rsid="00a0dac1"/>
    </style:style>
    <style:style style:name="P97" style:family="paragraph" style:parent-style-name="Text_20_body" style:list-style-name="L18">
      <style:text-properties fo:language="fr" fo:country="FR" officeooo:rsid="0091fc23" officeooo:paragraph-rsid="00a97d8c"/>
    </style:style>
    <style:style style:name="P98" style:family="paragraph" style:parent-style-name="Text_20_body" style:list-style-name="L13">
      <style:text-properties fo:language="fr" fo:country="FR" officeooo:rsid="00950115" officeooo:paragraph-rsid="00a2ad43"/>
    </style:style>
    <style:style style:name="P99" style:family="paragraph" style:parent-style-name="Text_20_body" style:list-style-name="L13">
      <style:text-properties fo:language="fr" fo:country="FR" officeooo:rsid="00950115" officeooo:paragraph-rsid="00950115"/>
    </style:style>
    <style:style style:name="P100" style:family="paragraph" style:parent-style-name="Text_20_body" style:list-style-name="L15">
      <style:text-properties fo:language="fr" fo:country="FR" officeooo:rsid="00950115" officeooo:paragraph-rsid="00a4a964"/>
    </style:style>
    <style:style style:name="P101" style:family="paragraph" style:parent-style-name="Text_20_body" style:list-style-name="L16">
      <style:text-properties fo:language="fr" fo:country="FR" officeooo:rsid="00950115" officeooo:paragraph-rsid="00a4a964"/>
    </style:style>
    <style:style style:name="P102" style:family="paragraph" style:parent-style-name="Text_20_body" style:list-style-name="L16">
      <style:text-properties fo:language="fr" fo:country="FR" officeooo:rsid="00950115" officeooo:paragraph-rsid="00a0dac1"/>
    </style:style>
    <style:style style:name="P103" style:family="paragraph" style:parent-style-name="Text_20_body" style:list-style-name="L13">
      <style:text-properties fo:language="fr" fo:country="FR" officeooo:rsid="009f1baa" officeooo:paragraph-rsid="009f1baa"/>
    </style:style>
    <style:style style:name="P104" style:family="paragraph" style:parent-style-name="Text_20_body" style:list-style-name="L17">
      <style:text-properties fo:language="fr" fo:country="FR" officeooo:rsid="00a68ae9" officeooo:paragraph-rsid="00a753aa"/>
    </style:style>
    <style:style style:name="P105" style:family="paragraph" style:parent-style-name="Text_20_body" style:list-style-name="L17">
      <style:text-properties fo:language="fr" fo:country="FR" officeooo:rsid="00a68ae9" officeooo:paragraph-rsid="00a68ae9"/>
    </style:style>
    <style:style style:name="P106" style:family="paragraph" style:parent-style-name="Text_20_body" style:list-style-name="L18">
      <style:text-properties fo:language="fr" fo:country="FR" officeooo:rsid="00ab5613" officeooo:paragraph-rsid="00ab5613"/>
    </style:style>
    <style:style style:name="P107" style:family="paragraph" style:parent-style-name="Text_20_body" style:list-style-name="L7">
      <style:text-properties officeooo:rsid="001742f6" officeooo:paragraph-rsid="001742f6"/>
    </style:style>
    <style:style style:name="P108" style:family="paragraph" style:parent-style-name="Text_20_body" style:list-style-name="L7">
      <style:text-properties officeooo:rsid="0018fca6" officeooo:paragraph-rsid="0018fca6"/>
    </style:style>
    <style:style style:name="P109" style:family="paragraph" style:parent-style-name="Text_20_body" style:list-style-name="L10">
      <style:text-properties officeooo:paragraph-rsid="008a0a83"/>
    </style:style>
    <style:style style:name="P110" style:family="paragraph" style:parent-style-name="Text_20_body" style:list-style-name="L12">
      <style:text-properties officeooo:rsid="0091fc23" officeooo:paragraph-rsid="0091fc23"/>
    </style:style>
    <style:style style:name="P111" style:family="paragraph" style:parent-style-name="Text_20_body" style:list-style-name="L13">
      <style:text-properties officeooo:paragraph-rsid="00950115"/>
    </style:style>
    <style:style style:name="P112" style:family="paragraph" style:parent-style-name="Text_20_body" style:list-style-name="L14">
      <style:text-properties officeooo:paragraph-rsid="009969a9"/>
    </style:style>
    <style:style style:name="P113" style:family="paragraph" style:parent-style-name="Text_20_body" style:list-style-name="L14">
      <style:text-properties officeooo:paragraph-rsid="00a0dac1"/>
    </style:style>
    <style:style style:name="P114" style:family="paragraph" style:parent-style-name="Text_20_body" style:list-style-name="L18">
      <style:text-properties officeooo:rsid="00a97d8c" officeooo:paragraph-rsid="00a97d8c"/>
    </style:style>
    <style:style style:name="P115" style:family="paragraph" style:parent-style-name="Text_20_body" style:list-style-name="L18">
      <style:text-properties officeooo:rsid="00a97d8c" officeooo:paragraph-rsid="00ad6f22"/>
    </style:style>
    <style:style style:name="P116" style:family="paragraph" style:parent-style-name="Text_20_body" style:list-style-name="L18">
      <style:text-properties officeooo:rsid="00ab5613" officeooo:paragraph-rsid="00ab5613"/>
    </style:style>
    <style:style style:name="P117" style:family="paragraph" style:parent-style-name="Text_20_body" style:list-style-name="L18">
      <style:text-properties officeooo:rsid="00b33f99" officeooo:paragraph-rsid="00b33f99"/>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fo:language="fr" fo:country="FR" officeooo:rsid="00a881c1"/>
    </style:style>
    <style:style style:name="T12" style:family="text">
      <style:text-properties fo:language="fr" fo:country="FR" officeooo:rsid="00ac294c"/>
    </style:style>
    <style:style style:name="T13" style:family="text">
      <style:text-properties fo:language="fr" fo:country="FR" officeooo:rsid="00ac3972"/>
    </style:style>
    <style:style style:name="T14" style:family="text">
      <style:text-properties fo:language="fr" fo:country="FR" officeooo:rsid="00ad6f22"/>
    </style:style>
    <style:style style:name="T15" style:family="text">
      <style:text-properties fo:language="fr" fo:country="FR" officeooo:rsid="00b33f99"/>
    </style:style>
    <style:style style:name="T16" style:family="text">
      <style:text-properties officeooo:rsid="0023b381"/>
    </style:style>
    <style:style style:name="T17" style:family="text">
      <style:text-properties officeooo:rsid="002628f7"/>
    </style:style>
    <style:style style:name="T18" style:family="text">
      <style:text-properties officeooo:rsid="0026e4ef"/>
    </style:style>
    <style:style style:name="T19" style:family="text">
      <style:text-properties officeooo:rsid="00284b75"/>
    </style:style>
    <style:style style:name="T20" style:family="text">
      <style:text-properties officeooo:rsid="0028b0da"/>
    </style:style>
    <style:style style:name="T21" style:family="text">
      <style:text-properties officeooo:rsid="00162034"/>
    </style:style>
    <style:style style:name="T22" style:family="text">
      <style:text-properties officeooo:rsid="00321e7b"/>
    </style:style>
    <style:style style:name="T23" style:family="text">
      <style:text-properties officeooo:rsid="0010b5f3"/>
    </style:style>
    <style:style style:name="T24" style:family="text">
      <style:text-properties officeooo:rsid="0033c185"/>
    </style:style>
    <style:style style:name="T25" style:family="text">
      <style:text-properties officeooo:rsid="0035f525"/>
    </style:style>
    <style:style style:name="T26" style:family="text">
      <style:text-properties officeooo:rsid="0037bbd5"/>
    </style:style>
    <style:style style:name="T27" style:family="text">
      <style:text-properties officeooo:rsid="00602d7c"/>
    </style:style>
    <style:style style:name="T28" style:family="text">
      <style:text-properties officeooo:rsid="0060a001"/>
    </style:style>
    <style:style style:name="T29" style:family="text">
      <style:text-properties officeooo:rsid="00642fe1"/>
    </style:style>
    <style:style style:name="T30" style:family="text">
      <style:text-properties officeooo:rsid="006469a0"/>
    </style:style>
    <style:style style:name="T31" style:family="text">
      <style:text-properties officeooo:rsid="00654e19"/>
    </style:style>
    <style:style style:name="T32" style:family="text">
      <style:text-properties officeooo:rsid="0073a51c"/>
    </style:style>
    <style:style style:name="T33" style:family="text">
      <style:text-properties officeooo:rsid="007e941f"/>
    </style:style>
    <style:style style:name="T34" style:family="text">
      <style:text-properties officeooo:rsid="007fdef0"/>
    </style:style>
    <style:style style:name="T35" style:family="text">
      <style:text-properties officeooo:rsid="008379a0"/>
    </style:style>
    <style:style style:name="T36" style:family="text">
      <style:text-properties officeooo:rsid="0085862e"/>
    </style:style>
    <style:style style:name="T37" style:family="text">
      <style:text-properties officeooo:rsid="0087254b"/>
    </style:style>
    <style:style style:name="T38" style:family="text">
      <style:text-properties officeooo:rsid="008a0a83"/>
    </style:style>
    <style:style style:name="T39" style:family="text">
      <style:text-properties officeooo:rsid="0084edf7"/>
    </style:style>
    <style:style style:name="T40" style:family="text">
      <style:text-properties officeooo:rsid="008eeb46"/>
    </style:style>
    <style:style style:name="T41" style:family="text">
      <style:text-properties officeooo:rsid="0090dc3d"/>
    </style:style>
    <style:style style:name="T42" style:family="text">
      <style:text-properties officeooo:rsid="00922d3b"/>
    </style:style>
    <style:style style:name="T43" style:family="text">
      <style:text-properties officeooo:rsid="00938c6b"/>
    </style:style>
    <style:style style:name="T44" style:family="text">
      <style:text-properties officeooo:rsid="00950115"/>
    </style:style>
    <style:style style:name="T45" style:family="text">
      <style:text-properties officeooo:rsid="0091fc23"/>
    </style:style>
    <style:style style:name="T46" style:family="text">
      <style:text-properties officeooo:rsid="00976004"/>
    </style:style>
    <style:style style:name="T47" style:family="text">
      <style:text-properties officeooo:rsid="009969a9"/>
    </style:style>
    <style:style style:name="T48" style:family="text">
      <style:text-properties officeooo:rsid="009ba77f"/>
    </style:style>
    <style:style style:name="T49" style:family="text">
      <style:text-properties officeooo:rsid="009c29b2"/>
    </style:style>
    <style:style style:name="T50" style:family="text">
      <style:text-properties officeooo:rsid="009d1239"/>
    </style:style>
    <style:style style:name="T51" style:family="text">
      <style:text-properties officeooo:rsid="009e7e9e"/>
    </style:style>
    <style:style style:name="T52" style:family="text">
      <style:text-properties officeooo:rsid="009f8eff"/>
    </style:style>
    <style:style style:name="T53" style:family="text">
      <style:text-properties officeooo:rsid="00a0dac1"/>
    </style:style>
    <style:style style:name="T54" style:family="text">
      <style:text-properties officeooo:rsid="00a68ae9"/>
    </style:style>
    <style:style style:name="T55" style:family="text">
      <style:text-properties officeooo:rsid="00a753aa"/>
    </style:style>
    <style:style style:name="T56" style:family="text">
      <style:text-properties officeooo:rsid="00a881c1"/>
    </style:style>
    <style:style style:name="T57" style:family="text">
      <style:text-properties fo:background-color="#ffff00" loext:char-shading-value="0"/>
    </style:style>
    <style:style style:name="T58" style:family="text">
      <style:text-properties officeooo:rsid="00ac294c" fo:background-color="#ffff00" loext:char-shading-value="0"/>
    </style:style>
    <style:style style:name="T59" style:family="text">
      <style:text-properties officeooo:rsid="00a8b302"/>
    </style:style>
    <style:style style:name="T60" style:family="text">
      <style:text-properties officeooo:rsid="00a97d8c"/>
    </style:style>
    <style:style style:name="T61" style:family="text">
      <style:text-properties officeooo:rsid="00ac3972"/>
    </style:style>
    <style:style style:name="T62" style:family="text">
      <style:text-properties officeooo:rsid="00ad6f22"/>
    </style:style>
    <style:style style:name="T63" style:family="text">
      <style:text-properties officeooo:rsid="00af5862"/>
    </style:style>
    <style:style style:name="T64" style:family="text">
      <style:text-properties officeooo:rsid="00b05f63"/>
    </style:style>
    <style:style style:name="T65" style:family="text">
      <style:text-properties officeooo:rsid="00ac294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e document contient des exemples d’exercices à adapter.</text:p>
      <text:p text:style-name="P30"/>
      <text:p text:style-name="P30">Il est utilisé :</text:p>
      <text:list text:style-name="L1">
        <text:list-item>
          <text:p text:style-name="P63">dans les tests automatisés ;</text:p>
        </text:list-item>
        <text:list-item>
          <text:p text:style-name="P63">pour communiquer <text:s/>au sujet des procédures d’extraction et adaptation.</text:p>
        </text:list-item>
      </text:list>
      <text:p text:style-name="P52"><text:span text:style-name="T8"/></text:p>
      <text:p text:style-name="P30">Chaque page contient un exercice, suivi d’une brève description de la procédure à suivre pour l’extraire et l’adapter.</text:p>
      <text:p text:style-name="P30"/>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54"><text:a xlink:type="simple" xlink:href="#__RefHeading___Toc715_2029888620" text:style-name="Index_20_Link" text:visited-style-name="Index_20_Link">Sélection de mots avec deux catégories<text:tab/>2</text:a></text:p>
          <text:p text:style-name="P54"><text:a xlink:type="simple" xlink:href="#__RefHeading___Toc717_2029888620" text:style-name="Index_20_Link" text:visited-style-name="Index_20_Link">Simple QCM<text:tab/>3</text:a></text:p>
          <text:p text:style-name="P54"><text:a xlink:type="simple" xlink:href="#__RefHeading___Toc719_2029888620" text:style-name="Index_20_Link" text:visited-style-name="Index_20_Link">Simple remplissage libre<text:tab/>4</text:a></text:p>
          <text:p text:style-name="P54"><text:a xlink:type="simple" xlink:href="#__RefHeading___Toc721_2029888620" text:style-name="Index_20_Link" text:visited-style-name="Index_20_Link">Double QCM<text:tab/>5</text:a></text:p>
          <text:p text:style-name="P54"><text:a xlink:type="simple" xlink:href="#__RefHeading___Toc723_2029888620" text:style-name="Index_20_Link" text:visited-style-name="Index_20_Link">QCM avec choix dans l’énoncé<text:tab/>6</text:a></text:p>
          <text:p text:style-name="P54"><text:a xlink:type="simple" xlink:href="#__RefHeading___Toc725_2029888620" text:style-name="Index_20_Link" text:visited-style-name="Index_20_Link">Sélection de mots avec couleurs personnalisées<text:tab/>7</text:a></text:p>
          <text:p text:style-name="P54"><text:a xlink:type="simple" xlink:href="#__RefHeading___Toc727_2029888620" text:style-name="Index_20_Link" text:visited-style-name="Index_20_Link">Sélection de lettres avec une seule catégorie<text:tab/>8</text:a></text:p>
          <text:p text:style-name="P54"><text:a xlink:type="simple" xlink:href="#__RefHeading___Toc729_2029888620" text:style-name="Index_20_Link" text:visited-style-name="Index_20_Link">Sélection de ponctuation avec deux catégories<text:tab/>9</text:a></text:p>
          <text:p text:style-name="P54"><text:a xlink:type="simple" xlink:href="#__RefHeading___Toc729_2029888620%20Copy%201" text:style-name="Index_20_Link" text:visited-style-name="Index_20_Link">Sélection de phrases avec deux catégories<text:tab/>10</text:a></text:p>
          <text:p text:style-name="P54"><text:a xlink:type="simple" xlink:href="#__RefHeading___Toc729_2029888620%20Copy%201%20Copy%202" text:style-name="Index_20_Link" text:visited-style-name="Index_20_Link">QCM au sein d’un mot<text:tab/>11</text:a></text:p>
          <text:p text:style-name="P54"><text:a xlink:type="simple" xlink:href="#__RefHeading___Toc729_2029888620%20Copy%201%20Copy%202%20Copy%201" text:style-name="Index_20_Link" text:visited-style-name="Index_20_Link">QCM après (ou sous) chaque mot<text:tab/>12</text:a></text:p>
          <text:p text:style-name="P54"><text:a xlink:type="simple" xlink:href="#__RefHeading___Toc729_2029888620%20Copy%201%20Copy%202%20Copy%201%20Copy%201" text:style-name="Index_20_Link" text:visited-style-name="Index_20_Link">QCM après (ou sous) chaque phrase<text:tab/>13</text:a></text:p>
          <text:p text:style-name="P54"><text:a xlink:type="simple" xlink:href="#__RefHeading___Toc729_2029888620%20Copy%201%20Copy%202%20Copy%201%20Copy%201%20Copy%201" text:style-name="Index_20_Link" text:visited-style-name="Index_20_Link">QCM après chaque groupe délimité par un séparateur<text:tab/>14</text:a></text:p>
          <text:p text:style-name="P54"><text:a xlink:type="simple" xlink:href="#__RefHeading___Toc721_2029888620%20Copy%201" text:style-name="Index_20_Link" text:visited-style-name="Index_20_Link">QCM « Genre et nombre »<text:tab/>15</text:a></text:p>
          <text:p text:style-name="P54"><text:a xlink:type="simple" xlink:href="#__RefHeading___Toc721_2029888620%20Copy%201%20Copy%201" text:style-name="Index_20_Link" text:visited-style-name="Index_20_Link">QCM « Double : mot → QCM »<text:tab/>16</text:a></text:p>
        </text:index-body>
      </text:table-of-content>
      <text:p text:style-name="P30"/>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64">Cocher l’item « Mots »</text:p>
        </text:list-item>
        <text:list-item>
          <text:p text:style-name="P67"><text:span text:style-name="T16">Cliquer sur la deuxième couleur </text:span><text:span text:style-name="T27">de l’effet</text:span><text:span text:style-name="T19"> « </text:span><text:span text:style-name="T27">Cochable</text:span><text:span text:style-name="T19"> »</text:span></text:p>
        </text:list-item>
        <text:list-item>
          <text:p text:style-name="P72">Vérifier que ça a automatiquement coché l’effet « Cochable »</text:p>
        </text:list-item>
        <text:list-item>
          <text:p text:style-name="P67">Sélectionner la consigne dans le PDF</text:p>
        </text:list-item>
        <text:list-item>
          <text:p text:style-name="P67"><text:span text:style-name="T3">Idem pour</text:span> l’énoncé</text:p>
        </text:list-item>
        <text:list-item>
          <text:p text:style-name="P67">Dans la consigne, sélectionner « verbe » puis cliquer sur le bouton <text:span text:style-name="T16">de la première couleur</text:span></text:p>
        </text:list-item>
        <text:list-item>
          <text:p text:style-name="P67">Dans la consigne, sélectionner « noms communs » puis cliquer sur le bouton <text:span text:style-name="T16">de la seconde couleur</text:span></text:p>
        </text:list-item>
      </text:list>
      <text:p text:style-name="P17">Complète avec alpha, bravo ou charlie.</text:p>
      <text:p text:style-name="P18"/>
      <text:p text:style-name="P19">...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73"><text:span text:style-name="T28">(Optionnel) </text:span>Choisir le type d’adaptation : « Choix multiple »</text:p>
        </text:list-item>
        <text:list-item>
          <text:p text:style-name="P73">Sélectionner la consigne dans le PDF</text:p>
        </text:list-item>
        <text:list-item>
          <text:p text:style-name="P73">Idem pour l’énoncé</text:p>
        </text:list-item>
        <text:list-item>
          <text:p text:style-name="P73">Cliquer sur le bouton « Choix multiples »</text:p>
        </text:list-item>
        <text:list-item>
          <text:p text:style-name="P79"><text:span text:style-name="T22">S</text:span><text:span text:style-name="T3">électionner « </text:span><text:span text:style-name="T23">alpha, bravo ou charlie </text:span><text:span text:style-name="T3">» </text:span><text:span text:style-name="T22">dans le champs « Consigne »</text:span></text:p>
        </text:list-item>
        <text:list-item>
          <text:p text:style-name="P74"><text:span text:style-name="T34">Vérifier</text:span> que les champs suivant ont la valeur attendue :</text:p>
          <text:list>
            <text:list-item>
              <text:p text:style-name="P74">« Séparateur<text:span text:style-name="T34">s</text:span> » : « , » <text:span text:style-name="T34">et « </text:span><text:span text:style-name="T35">ou »</text:span></text:p>
            </text:list-item>
            <text:list-item>
              <text:p text:style-name="P74">« Début » : <text:span text:style-name="T35">vide</text:span></text:p>
            </text:list-item>
            <text:list-item>
              <text:p text:style-name="P74">« Fin » : <text:span text:style-name="T35">vide</text:span></text:p>
            </text:list-item>
          </text:list>
        </text:list-item>
        <text:list-item>
          <text:p text:style-name="P80">Modifier le<text:span text:style-name="T26">s</text:span> « séparateur<text:span text:style-name="T26">s »</text:span> en « , » <text:span text:style-name="T26">et « ou »</text:span></text:p>
        </text:list-item>
        <text:list-item>
          <text:p text:style-name="P83">Modifier le « trou à remplir » en « ... »</text:p>
        </text:list-item>
        <text:list-item>
          <text:p text:style-name="P73">Cliquer sur OK</text:p>
        </text:list-item>
      </text:list>
      <text:p text:style-name="P20">Construis les noms communs féminins associés à ces verbes.</text:p>
      <text:p text:style-name="P21"/>
      <text:p text:style-name="P22">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84"><text:span text:style-name="T30">(Optionnel) </text:span>Choisir le type d’adaptation « <text:span text:style-name="T3">Remplissage par texte libre</text:span> »</text:p>
        </text:list-item>
        <text:list-item>
          <text:p text:style-name="P84">Sélectionner la consigne dans le PDF</text:p>
        </text:list-item>
        <text:list-item>
          <text:p text:style-name="P84"><text:span text:style-name="T3">Idem pour</text:span> l’énoncé</text:p>
        </text:list-item>
        <text:list-item>
          <text:p text:style-name="P85"><text:span text:style-name="T31">Cliquer sur le bouton « + » à coté de « Trou pour texte libre » et y entrer</text:span> « ...<text:span text:style-name="T2"> »</text:span></text:p>
        </text:list-item>
      </text:list>
      <text:p text:style-name="P25">Indique le genre <text:span text:style-name="T24">(masculin/féminin)</text:span> et le nombre <text:span text:style-name="T42">(</text:span><text:span text:style-name="T24">singulier </text:span><text:span text:style-name="T33">* </text:span><text:span text:style-name="T24">pluriel</text:span><text:span text:style-name="T42">)</text:span><text:span text:style-name="T24"> </text:span>des noms suivants.</text:p>
      <text:p text:style-name="P24">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86"><text:span text:style-name="T28">(Optionnel) </text:span>Choisir le type d’adaptation : « Choix multiple »</text:p>
        </text:list-item>
        <text:list-item>
          <text:p text:style-name="P75">Sélectionner la consigne dans le PDF</text:p>
        </text:list-item>
        <text:list-item>
          <text:p text:style-name="P75">Idem pour l’énoncé</text:p>
        </text:list-item>
        <text:list-item>
          <text:p text:style-name="P86">Ré-arranger l’énoncé :</text:p>
          <text:list>
            <text:list-item>
              <text:p text:style-name="P86">mettre chaque mot sur sa propre ligne</text:p>
            </text:list-item>
            <text:list-item>
              <text:p text:style-name="P86">ajouter «  ... @@@ » à la fin de chaque ligne</text:p>
            </text:list-item>
          </text:list>
        </text:list-item>
        <text:list-item>
          <text:p text:style-name="P87">Choisissez « 3 lignes par page » dans « Répartition »</text:p>
        </text:list-item>
        <text:list-item>
          <text:p text:style-name="P75">Cliquer sur le bouton « Choix multiples »</text:p>
        </text:list-item>
        <text:list-item>
          <text:p text:style-name="P88"><text:span text:style-name="T22">S</text:span><text:span text:style-name="T3">électionner « </text:span><text:span text:style-name="T24">masculin/féminin</text:span><text:span text:style-name="T23"> </text:span><text:span text:style-name="T3">» </text:span><text:span text:style-name="T22">dans le champs « Consigne »</text:span></text:p>
        </text:list-item>
        <text:list-item>
          <text:p text:style-name="P76"><text:span text:style-name="T34">Vérifier</text:span> que les champs suivant ont la valeur attendue :</text:p>
          <text:list>
            <text:list-item>
              <text:p text:style-name="P76">« Séparateur<text:span text:style-name="T34">s</text:span> » : « / » <text:span text:style-name="T34">et vide</text:span></text:p>
            </text:list-item>
            <text:list-item>
              <text:p text:style-name="P76">« Début » : <text:span text:style-name="T42">vide</text:span></text:p>
            </text:list-item>
            <text:list-item>
              <text:p text:style-name="P76">« Fin » : <text:span text:style-name="T42">vide</text:span></text:p>
            </text:list-item>
          </text:list>
        </text:list-item>
        <text:list-item>
          <text:p text:style-name="P81">Modifier le « <text:span text:style-name="T28">trou à remplir »</text:span> en « ...  »</text:p>
        </text:list-item>
        <text:list-item>
          <text:p text:style-name="P75">Cliquer sur OK</text:p>
        </text:list-item>
        <text:list-item>
          <text:p text:style-name="P75">Cliquer sur le bouton « Choix multiples »</text:p>
        </text:list-item>
        <text:list-item>
          <text:p text:style-name="P88"><text:span text:style-name="T22">S</text:span><text:span text:style-name="T3">électionner « </text:span><text:span text:style-name="T24">singulier </text:span><text:span text:style-name="T33">* </text:span><text:span text:style-name="T24">pluriel</text:span><text:span text:style-name="T23"> </text:span><text:span text:style-name="T3">» </text:span><text:span text:style-name="T22">dans le champs « Consigne »</text:span></text:p>
        </text:list-item>
        <text:list-item>
          <text:p text:style-name="P76"><text:span text:style-name="T34">Vérifier</text:span> que les champs suivant ont la valeur attendue :</text:p>
          <text:list>
            <text:list-item>
              <text:p text:style-name="P76">« Séparateur<text:span text:style-name="T34">s</text:span> » : « <text:span text:style-name="T42">*</text:span> » <text:span text:style-name="T34">et vide</text:span></text:p>
            </text:list-item>
            <text:list-item>
              <text:p text:style-name="P76">« Début » : <text:span text:style-name="T42">vide</text:span></text:p>
            </text:list-item>
            <text:list-item>
              <text:p text:style-name="P76">« Fin » : <text:span text:style-name="T42">vide</text:span></text:p>
            </text:list-item>
          </text:list>
        </text:list-item>
        <text:list-item>
          <text:p text:style-name="P82">Modifier le « <text:span text:style-name="T28">trou à remplir »</text:span> en « <text:span text:style-name="T25">@@@</text:span> »</text:p>
        </text:list-item>
        <text:list-item>
          <text:p text:style-name="P75">Cliquer sur OK</text:p>
        </text:list-item>
      </text:list>
      <text:p text:style-name="P23">Choisis le verbe approprié dans les phrases suivantes.</text:p>
      <text:p text:style-name="P24"><text:span text:style-name="T32">a. </text:span>Vincent <text:span text:style-name="T20">(</text:span>mangez/adore/détestes<text:span text:style-name="T20">)</text:span> la grammaire.</text:p>
      <text:p text:style-name="P24"><text:span text:style-name="T32">b. </text:span>Claire <text:span text:style-name="T20">(</text:span>cuisine/dessinai/naviguez<text:span text:style-name="T20">)</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77"><text:span text:style-name="T29">(Optionnel) </text:span>Choisir le type d’adaptation : « Choix multiple »</text:p>
        </text:list-item>
        <text:list-item>
          <text:p text:style-name="P77">Sélectionner la consigne dans le PDF</text:p>
        </text:list-item>
        <text:list-item>
          <text:p text:style-name="P77">Idem pour l’énoncé</text:p>
        </text:list-item>
        <text:list-item>
          <text:p text:style-name="P77">Cliquer sur le bouton « Choix multiples »</text:p>
        </text:list-item>
        <text:list-item>
          <text:p text:style-name="P77">Sélectionner « <text:span text:style-name="T20">(</text:span><text:span text:style-name="T21">mangez/adore/détestes</text:span><text:span text:style-name="T20">) » </text:span>dans le champ « Énoncé »</text:p>
        </text:list-item>
        <text:list-item>
          <text:p text:style-name="P77"><text:span text:style-name="T34">Vérifier</text:span> que les champs suivant ont la valeur attendue :</text:p>
          <text:list>
            <text:list-item>
              <text:p text:style-name="P77">« Séparateur<text:span text:style-name="T34">s</text:span> » : « / » <text:span text:style-name="T34">et vide</text:span></text:p>
            </text:list-item>
            <text:list-item>
              <text:p text:style-name="P77">« Début » : « ( »</text:p>
            </text:list-item>
            <text:list-item>
              <text:p text:style-name="P77">« Fin » : « ) »</text:p>
            </text:list-item>
          </text:list>
        </text:list-item>
        <text:list-item>
          <text:p text:style-name="P77">Cliquer sur OK</text:p>
        </text:list-item>
        <text:list-item>
          <text:p text:style-name="P89">(Optionnel) Cocher la case « Afficher les choix par défaut »</text:p>
        </text:list-item>
        <text:list-item>
          <text:p text:style-name="P90">(Optionnel) Cocher la case « <text:span text:style-name="T43">Précédé d’une flèche</text:span> »</text:p>
        </text:list-item>
        <text:list-item>
          <text:p text:style-name="P91">Vérifier que les deux champs QCM ont été créés</text:p>
        </text:list-item>
      </text:list>
      <text:p text:style-name="P28">Colorie les articles en <text:span text:style-name="T40">brun</text:span> et les adverbes en <text:span text:style-name="T40">jaune</text:span>.</text:p>
      <text:p text:style-name="P29">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107">Procé<text:span text:style-name="T4">der comme pour le précédent exercice de type « Sélection de mots »</text:span></text:p>
        </text:list-item>
        <text:list-item>
          <text:p text:style-name="P108">Personnaliser les couleurs avec <text:span text:style-name="T17">un clic droit da</text:span><text:span text:style-name="T18">n</text:span><text:span text:style-name="T17">s « Couleurs utilisables »</text:span></text:p>
        </text:list-item>
      </text:list>
      <text:p text:style-name="P53">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65">Cocher l’item « <text:span text:style-name="T37">Lettres</text:span> »</text:p>
        </text:list-item>
        <text:list-item>
          <text:p text:style-name="P68"><text:span text:style-name="T16">Cliquer sur la </text:span><text:span text:style-name="T37">première</text:span><text:span text:style-name="T16"> couleur </text:span><text:span text:style-name="T27">de l’effet</text:span><text:span text:style-name="T19"> « </text:span><text:span text:style-name="T27">Cochable</text:span><text:span text:style-name="T19"> »</text:span></text:p>
        </text:list-item>
        <text:list-item>
          <text:p text:style-name="P68">Sélectionner la consigne <text:span text:style-name="T37">et l’énoncé</text:span> dans le PDF</text:p>
        </text:list-item>
        <text:list-item>
          <text:p text:style-name="P68">Dans la consigne, sélectionner « <text:span text:style-name="T37">voyelle</text:span> » puis cliquer sur le bouton <text:span text:style-name="T16">de la première couleur</text:span></text:p>
        </text:list-item>
      </text:list>
      <text:p text:style-name="P6">Relève dans ce texte <text:span text:style-name="T36">les éléments de ponctuation marquant la fin des phrases</text:span> et <text:span text:style-name="T36">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31"/>
      <text:h text:style-name="P55" text:outline-level="1"><text:bookmark-start text:name="__RefHeading___Toc729_2029888620"/><text:span text:style-name="T7">S</text:span>élection de <text:span text:style-name="T36">ponctuation</text:span> <text:span text:style-name="T7">avec </text:span>deux <text:span text:style-name="T6">catégories</text:span><text:bookmark-end text:name="__RefHeading___Toc729_2029888620"/></text:h>
      <text:list text:style-name="L9">
        <text:list-item>
          <text:p text:style-name="P66">Cocher l’item « <text:span text:style-name="T36">Ponctuation</text:span> »</text:p>
        </text:list-item>
        <text:list-item>
          <text:p text:style-name="P69"><text:span text:style-name="T16">Cliquer sur la deuxième couleur </text:span><text:span text:style-name="T27">de l’effet</text:span><text:span text:style-name="T19"> « </text:span><text:span text:style-name="T27">Cochable</text:span><text:span text:style-name="T19"> »</text:span></text:p>
        </text:list-item>
        <text:list-item>
          <text:p text:style-name="P69">Sélectionner la consigne dans le PDF</text:p>
        </text:list-item>
        <text:list-item>
          <text:p text:style-name="P69"><text:span text:style-name="T3">Idem pour</text:span> l’énoncé</text:p>
        </text:list-item>
        <text:list-item>
          <text:p text:style-name="P69">Dans la consigne, sélectionner « <text:span text:style-name="T36">ponctuation marquant la fin des phrases</text:span> » puis cliquer sur le bouton <text:span text:style-name="T16">de la première couleur</text:span></text:p>
        </text:list-item>
        <text:list-item>
          <text:p text:style-name="P69">Dans la consigne, sélectionner « <text:span text:style-name="T36">ceux interventant au milieu des phrases</text:span> » puis cliquer sur le bouton <text:span text:style-name="T16">de la seconde couleur</text:span></text:p>
        </text:list-item>
      </text:list>
      <text:p text:style-name="P8">Relève dans ce texte <text:span text:style-name="T36">les </text:span><text:span text:style-name="T38">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32"/>
      <text:h text:style-name="P56" text:outline-level="1"><text:bookmark-start text:name="__RefHeading___Toc729_2029888620 Copy 1"/><text:span text:style-name="T7">S</text:span>élection de <text:span text:style-name="T38">phrases </text:span><text:span text:style-name="T7">avec </text:span>deux <text:span text:style-name="T6">catégories</text:span><text:bookmark-end text:name="__RefHeading___Toc729_2029888620 Copy 1"/></text:h>
      <text:list text:style-name="L10">
        <text:list-item>
          <text:p text:style-name="P109"><text:span text:style-name="T9">Cocher l’item « </text:span><text:span text:style-name="T10">Phrases</text:span><text:span text:style-name="T9"> »</text:span></text:p>
        </text:list-item>
        <text:list-item>
          <text:p text:style-name="P70"><text:span text:style-name="T16">Cliquer sur la deuxième couleur </text:span><text:span text:style-name="T27">de l’effet</text:span><text:span text:style-name="T19"> « </text:span><text:span text:style-name="T27">Cochable</text:span><text:span text:style-name="T19"> »</text:span></text:p>
        </text:list-item>
        <text:list-item>
          <text:p text:style-name="P70">Sélectionner la consigne <text:span text:style-name="T38">et l’énoncé</text:span> dans le PDF</text:p>
        </text:list-item>
        <text:list-item>
          <text:p text:style-name="P70">Dans la consigne, sélectionner « <text:span text:style-name="T38">phrase affirmatives</text:span> » puis cliquer sur le bouton <text:span text:style-name="T16">de la première couleur</text:span></text:p>
        </text:list-item>
        <text:list-item>
          <text:p text:style-name="P70"><text:span text:style-name="T39">Dans la consigne, sélectionner « </text:span><text:span text:style-name="T36">c</text:span><text:span text:style-name="T38">phrases intégoratives</text:span><text:span text:style-name="T39"> » puis cliquer sur le bouton </text:span><text:span text:style-name="T16">de la seconde couleur</text:span></text:p>
        </text:list-item>
      </text:list>
      <text:p text:style-name="P35">Complète les mots avec <text:span text:style-name="T41">m ou n.</text:span></text:p>
      <text:p text:style-name="P34"/>
      <text:list text:style-name="L11">
        <text:list-item>
          <text:p text:style-name="P71">i...mense i...juste</text:p>
        </text:list-item>
      </text:list>
      <text:p text:style-name="P13"/>
      <text:p text:style-name="P33"/>
      <text:h text:style-name="P57" text:outline-level="1"><text:bookmark-start text:name="__RefHeading___Toc729_2029888620 Copy 1 Copy 2"/>QCM au sein d’un mot<text:bookmark-end text:name="__RefHeading___Toc729_2029888620 Copy 1 Copy 2"/></text:h>
      <text:list text:style-name="L12">
        <text:list-item>
          <text:p text:style-name="P110"><text:span text:style-name="T9">S</text:span><text:span text:style-name="T8">électionner la consigne et l’énoncé</text:span></text:p>
        </text:list-item>
        <text:list-item>
          <text:p text:style-name="P92">Cliquer sur le bouton « Choix multiples »</text:p>
        </text:list-item>
        <text:list-item>
          <text:p text:style-name="P92">Sélectionner « m ou n » dans la consigne</text:p>
        </text:list-item>
        <text:list-item>
          <text:p text:style-name="P92">Faire les réglages :</text:p>
          <text:list>
            <text:list-item>
              <text:p text:style-name="P92">« Séparateurs » : « ou » et vide</text:p>
            </text:list-item>
            <text:list-item>
              <text:p text:style-name="P92">« Début » et « Fin » : vides</text:p>
            </text:list-item>
            <text:list-item>
              <text:p text:style-name="P92">« Trous à remplir » : « ... »</text:p>
            </text:list-item>
          </text:list>
        </text:list-item>
        <text:list-item>
          <text:p text:style-name="P92">Cliquer sur « OK »</text:p>
        </text:list-item>
      </text:list>
      <text:p text:style-name="P37">Indique la nature de ces mots (nom commun ou verbe)</text:p>
      <text:p text:style-name="P41"><text:span text:style-name="T51">A</text:span><text:span text:style-name="T50">) </text:span>manger nouriture</text:p>
      <text:p text:style-name="P41"><text:span text:style-name="T51">B</text:span><text:span text:style-name="T50">) </text:span>dormir sommeil</text:p>
      <text:p text:style-name="P14"/>
      <text:p text:style-name="P36"/>
      <text:h text:style-name="P58" text:outline-level="1"><text:bookmark-start text:name="__RefHeading___Toc729_2029888620 Copy 1 Copy 2 Copy 1"/>QCM <text:span text:style-name="T44">après </text:span><text:span text:style-name="T46">(ou sous)</text:span><text:span text:style-name="T44"> chaque mot</text:span><text:bookmark-end text:name="__RefHeading___Toc729_2029888620 Copy 1 Copy 2 Copy 1"/></text:h>
      <text:list text:style-name="L13">
        <text:list-item>
          <text:p text:style-name="P111"><text:span text:style-name="T39">S</text:span><text:span text:style-name="T45">électionner la consigne et l’énoncé</text:span></text:p>
        </text:list-item>
        <text:list-item>
          <text:p text:style-name="P93">Cliquer sur le bouton « Choix multiples »</text:p>
        </text:list-item>
        <text:list-item>
          <text:p text:style-name="P93">Sélectionner « nom commun ou verbe » dans la consigne</text:p>
        </text:list-item>
        <text:list-item>
          <text:p text:style-name="P93">Faire les réglages :</text:p>
          <text:list>
            <text:list-item>
              <text:p text:style-name="P93">« Séparateurs » : « ou » et vide</text:p>
            </text:list-item>
            <text:list-item>
              <text:p text:style-name="P93">« Début » et « Fin » : vides</text:p>
            </text:list-item>
            <text:list-item>
              <text:p text:style-name="P93">« Trous à remplir » : <text:span text:style-name="T44">vide</text:span></text:p>
            </text:list-item>
          </text:list>
        </text:list-item>
        <text:list-item>
          <text:p text:style-name="P93">Cliquer sur « OK »</text:p>
        </text:list-item>
        <text:list-item>
          <text:p text:style-name="P98">Cocher l’item « Mots »</text:p>
        </text:list-item>
        <text:list-item>
          <text:p text:style-name="P99">Cocher la case « A coté de chaque item » <text:span text:style-name="T46">(ou la case « En dessous de chaque item »)</text:span></text:p>
        </text:list-item>
        <text:list-item>
          <text:p text:style-name="P103">(Optionnel) Cocher « Un item par ligne » et <text:span text:style-name="T52">choisir</text:span> une « Répartition »</text:p>
        </text:list-item>
      </text:list>
      <text:p text:style-name="P40"/>
      <text:p text:style-name="P38">Indique la <text:span text:style-name="T47">forme</text:span> de ces <text:span text:style-name="T47">phrase</text:span><text:span text:style-name="T48">s</text:span> (<text:span text:style-name="T47">affirmative, intérogative</text:span> ou <text:span text:style-name="T47">exclamative</text:span>)</text:p>
      <text:p text:style-name="P45"><text:span text:style-name="T49">a. </text:span>Aujourd’hui il fait beau !</text:p>
      <text:p text:style-name="P45"><text:span text:style-name="T49">b. </text:span>Quel temps fera-t-il demain ?</text:p>
      <text:p text:style-name="P45"><text:span text:style-name="T49">c. </text:span>Il fera sans doute beau aussi.</text:p>
      <text:p text:style-name="P15"/>
      <text:p text:style-name="P44"/>
      <text:h text:style-name="P59" text:outline-level="1"><text:bookmark-start text:name="__RefHeading___Toc729_2029888620 Copy 1 Copy 2 Copy 1 Copy 1"/>QCM <text:span text:style-name="T44">après </text:span><text:span text:style-name="T46">(ou sous)</text:span><text:span text:style-name="T44"> chaque </text:span><text:span text:style-name="T47">phrase</text:span><text:bookmark-end text:name="__RefHeading___Toc729_2029888620 Copy 1 Copy 2 Copy 1 Copy 1"/></text:h>
      <text:list xml:id="list5249320" text:style-name="L14">
        <text:list-item>
          <text:p text:style-name="P112"><text:span text:style-name="T39">S</text:span><text:span text:style-name="T45">électionner la consigne et l’énoncé</text:span></text:p>
        </text:list-item>
      </text:list>
      <text:list text:style-name="L15">
        <text:list-item>
          <text:p text:style-name="P94">Cliquer sur le bouton « Choix multiples »</text:p>
        </text:list-item>
        <text:list-item>
          <text:p text:style-name="P95">Sélectionner « <text:span text:style-name="T47">affirmative, intérogative</text:span> ou <text:span text:style-name="T47">exclamative</text:span> » dans la consigne</text:p>
        </text:list-item>
        <text:list-item>
          <text:p text:style-name="P94">Faire les réglages :</text:p>
          <text:list>
            <text:list-item>
              <text:p text:style-name="P94">« Séparateurs » : « ou » et vide</text:p>
            </text:list-item>
            <text:list-item>
              <text:p text:style-name="P94">« Début » et « Fin » : vides</text:p>
            </text:list-item>
            <text:list-item>
              <text:p text:style-name="P94">« Trous à remplir » : <text:span text:style-name="T44">vide</text:span></text:p>
            </text:list-item>
          </text:list>
        </text:list-item>
        <text:list-item>
          <text:p text:style-name="P94">Cliquer sur « OK »</text:p>
        </text:list-item>
        <text:list-item>
          <text:p text:style-name="P100">Cocher l’item « <text:span text:style-name="T47">Phrases</text:span> »</text:p>
        </text:list-item>
        <text:list-item>
          <text:p text:style-name="P100">Cocher la case « A coté de chaque item » <text:span text:style-name="T46">(ou la case « En dessous de chaque item »)</text:span></text:p>
        </text:list-item>
      </text:list>
      <text:p text:style-name="P42"/>
      <text:p text:style-name="P39">Indique l<text:span text:style-name="T53">e genre de chacun de ces groupes nominaux </text:span>(<text:span text:style-name="T53">singulier ou pluriel</text:span>)</text:p>
      <text:p text:style-name="P46"><text:span text:style-name="T49">a. </text:span><text:span text:style-name="T53">les tables / les chaises / les fauteuils</text:span></text:p>
      <text:p text:style-name="P46"><text:span text:style-name="T49">b. </text:span><text:span text:style-name="T53">les enfants / les personnes agées / les adultes</text:span></text:p>
      <text:p text:style-name="P16"/>
      <text:p text:style-name="P47"/>
      <text:h text:style-name="P60" text:outline-level="1"><text:bookmark-start text:name="__RefHeading___Toc729_2029888620 Copy 1 Copy 2 Copy 1 Copy 1 Copy 1"/>QCM <text:span text:style-name="T44">après chaque </text:span><text:span text:style-name="T53">groupe délimité par un séparateur</text:span><text:bookmark-end text:name="__RefHeading___Toc729_2029888620 Copy 1 Copy 2 Copy 1 Copy 1 Copy 1"/></text:h>
      <text:list text:continue-list="list5249320" text:style-name="L14">
        <text:list-item>
          <text:p text:style-name="P113"><text:span text:style-name="T39">S</text:span><text:span text:style-name="T45">électionner la consigne et l’énoncé</text:span></text:p>
        </text:list-item>
      </text:list>
      <text:list text:style-name="L16">
        <text:list-item>
          <text:p text:style-name="P96">Cliquer sur le bouton « Choix multiples »</text:p>
        </text:list-item>
        <text:list-item>
          <text:p text:style-name="P96">Sélectionner « <text:span text:style-name="T47">a</text:span><text:span text:style-name="T53">singulier ou pluriel</text:span> » dans la consigne</text:p>
        </text:list-item>
        <text:list-item>
          <text:p text:style-name="P96">Faire les réglages :</text:p>
          <text:list>
            <text:list-item>
              <text:p text:style-name="P96">« Séparateurs » : « ou » et vide</text:p>
            </text:list-item>
            <text:list-item>
              <text:p text:style-name="P96">« Début » et « Fin » : vides</text:p>
            </text:list-item>
            <text:list-item>
              <text:p text:style-name="P96">« Trous à remplir » : <text:span text:style-name="T44">vide</text:span></text:p>
            </text:list-item>
          </text:list>
        </text:list-item>
        <text:list-item>
          <text:p text:style-name="P96">Cliquer sur « OK »</text:p>
        </text:list-item>
        <text:list-item>
          <text:p text:style-name="P101">Cocher l’item « <text:span text:style-name="T53">Délimité par</text:span> » <text:span text:style-name="T53">et choisir le séparateur « / »</text:span></text:p>
        </text:list-item>
        <text:list-item>
          <text:p text:style-name="P102">Cocher la case <text:span text:style-name="T46">« En dessous de chaque item »</text:span></text:p>
        </text:list-item>
      </text:list>
      <text:p text:style-name="P43"/>
      <text:p text:style-name="P26">Indique le genre et le nombre des <text:span text:style-name="T55">groupes nominaux</text:span> suivants.</text:p>
      <text:p text:style-name="P27">un éléphant <text:span text:style-name="T2">▪ </text:span><text:span text:style-name="T1">des chaises </text:span><text:span text:style-name="T2">▪ </text:span><text:span text:style-name="T1">des gens </text:span><text:span text:style-name="T2">▪ </text:span><text:span text:style-name="T1">une espace</text:span></text:p>
      <text:p text:style-name="P48"/>
      <text:h text:style-name="P61" text:outline-level="1"><text:bookmark-start text:name="__RefHeading___Toc721_2029888620 Copy 1"/>QCM « <text:span text:style-name="T54">Genre et nombre »</text:span><text:bookmark-end text:name="__RefHeading___Toc721_2029888620 Copy 1"/></text:h>
      <text:list text:style-name="L17">
        <text:list-item>
          <text:p text:style-name="P78">Sélectionner la consigne <text:span text:style-name="T54">et l’énoncé </text:span>dans le PDF</text:p>
        </text:list-item>
        <text:list-item>
          <text:p text:style-name="P104">Choisir l’item « <text:span text:style-name="T55">Séparés par</text:span> » <text:span text:style-name="T55">avec le séparateur « </text:span><text:span text:style-name="T2">▪ »</text:span></text:p>
        </text:list-item>
        <text:list-item>
          <text:p text:style-name="P78"><text:span text:style-name="T54">Cocher la case </text:span>« <text:span text:style-name="T54">Genre</text:span> » <text:span text:style-name="T54">de la section QCM</text:span></text:p>
        </text:list-item>
        <text:list-item>
          <text:p text:style-name="P78"><text:span text:style-name="T54">Cocher la case </text:span>« <text:span text:style-name="T54">Nombre</text:span> » <text:span text:style-name="T54">de la section QCM</text:span></text:p>
        </text:list-item>
        <text:list-item>
          <text:p text:style-name="P105">(Optionel) Cocher « 1 item par ligne »</text:p>
        </text:list-item>
        <text:list-item>
          <text:p text:style-name="P105">(Optionel) Choisir une répartition</text:p>
        </text:list-item>
      </text:list>
      <text:p text:style-name="P50">Remplace les mots surlignés par leur antonyme, choisi dans la liste suivante : bleu, gentille, lentement.</text:p>
      <text:p text:style-name="P51">a. La ma<text:span text:style-name="T59">î</text:span>tresse est <text:span text:style-name="T57">méchante</text:span>.</text:p>
      <text:p text:style-name="P51">b. Le tracteur roule <text:span text:style-name="T57">vite</text:span>.</text:p>
      <text:p text:style-name="P51">c. Le ciel est <text:span text:style-name="T58">gris</text:span>.</text:p>
      <text:p text:style-name="P49"/>
      <text:h text:style-name="P62" text:outline-level="1"><text:bookmark-start text:name="__RefHeading___Toc721_2029888620 Copy 1 Copy 1"/>QCM « <text:span text:style-name="T56">Double : mot → QCM</text:span><text:span text:style-name="T54"> »</text:span><text:bookmark-end text:name="__RefHeading___Toc721_2029888620 Copy 1 Copy 1"/></text:h>
      <text:list text:style-name="L18">
        <text:list-item>
          <text:p text:style-name="P114">Sélectionner la consigne et l’énoncé dans le PDF</text:p>
        </text:list-item>
        <text:list-item>
          <text:p text:style-name="P114">Cocher « Double : mot → QCM »</text:p>
        </text:list-item>
        <text:list-item>
          <text:p text:style-name="P114">Vérifier que l’item « Phrases » a été coché</text:p>
        </text:list-item>
        <text:list-item>
          <text:p text:style-name="P115"><text:span text:style-name="T61">(étape à supprimer ?) </text:span><text:span text:style-name="T62">Cliquer</text:span> sur le bouton « Choix multiples »<text:span text:style-name="T13"> </text:span><text:span text:style-name="T14">de la colonne « Outils »</text:span></text:p>
        </text:list-item>
        <text:list-item>
          <text:p text:style-name="P114">Sélectionner «  <text:span text:style-name="T11">bleu, gentille, lentement » </text:span><text:span text:style-name="T8">dans la consigne</text:span></text:p>
        </text:list-item>
        <text:list-item>
          <text:p text:style-name="P97"><text:span text:style-name="T60">Vérifier</text:span> les réglages :</text:p>
          <text:list>
            <text:list-item>
              <text:p text:style-name="P97">« Séparateurs » : « , » et vide</text:p>
            </text:list-item>
            <text:list-item>
              <text:p text:style-name="P97">« Début » et « Fin » : vides</text:p>
            </text:list-item>
            <text:list-item>
              <text:p text:style-name="P97">« Trous à remplir » : <text:span text:style-name="T44">vide</text:span></text:p>
            </text:list-item>
          </text:list>
        </text:list-item>
        <text:list-item>
          <text:p text:style-name="P106">Cliquer sur <text:span text:style-name="T62">le bouton</text:span> « OK » <text:span text:style-name="T64">de la fenêtre des réglages</text:span></text:p>
        </text:list-item>
        <text:list-item>
          <text:p text:style-name="P116"><text:span text:style-name="T15">(étape à accélerer) T</text:span><text:span text:style-name="T8">our à tour </text:span><text:span text:style-name="T15">pour</text:span><text:span text:style-name="T8"> les mots « méchante », « vite » et « </text:span><text:span text:style-name="T12">gris</text:span><text:span text:style-name="T8"> » </text:span><text:span text:style-name="T12">dans l’énoncé :</text:span></text:p>
          <text:list>
            <text:list-item>
              <text:p text:style-name="P117"><text:span text:style-name="T12">S</text:span><text:span text:style-name="T8">électionner le mot</text:span></text:p>
            </text:list-item>
            <text:list-item>
              <text:p text:style-name="P117"><text:span text:style-name="T8">Cliquer sur le bouton « </text:span><text:span text:style-name="T13">Mot → QCM » </text:span><text:span text:style-name="T14">de la colonne « Outils »</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11T15:21:45.131251387</dc:date>
    <meta:editing-duration>PT14H45M20S</meta:editing-duration>
    <meta:editing-cycles>111</meta:editing-cycles>
    <meta:document-statistic meta:table-count="0" meta:image-count="0" meta:object-count="0" meta:page-count="16" meta:paragraph-count="207" meta:word-count="2078" meta:character-count="10582" meta:non-whitespace-character-count="8844"/>
  </office:meta>
</office:document-meta>
</file>